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5035in"/>
    </style:style>
    <style:style style:name="Táblázat1.B" style:family="table-column">
      <style:table-column-properties style:column-width="3.9028in"/>
    </style:style>
    <style:style style:name="Táblázat1.C" style:family="table-column">
      <style:table-column-properties style:column-width="2.9063in"/>
    </style:style>
    <style:style style:name="Táblázat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áblázat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C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4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4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áblázat1.A5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6" style:family="table-row">
      <style:table-row-properties style:min-row-height="0.0681in" style:use-optimal-row-height="false"/>
    </style:style>
    <style:style style:name="Táblázat1.A6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7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8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9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9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10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10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" style:family="table">
      <style:table-properties style:width="10.3125in" fo:margin-left="0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4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3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5c1ee9"/>
    </style:style>
    <style:style style:name="P3" style:family="paragraph" style:parent-style-name="Table_20_Contents">
      <style:text-properties style:font-name="Courier New" fo:font-size="10pt" fo:language="en" fo:country="US" officeooo:paragraph-rsid="0046fa21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08234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b70c6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e5fa" officeooo:paragraph-rsid="0074e5f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Table_20_Contents">
      <style:text-properties officeooo:paragraph-rsid="00309b92"/>
    </style:style>
    <style:style style:name="P9" style:family="paragraph" style:parent-style-name="Table_20_Contents">
      <style:text-properties officeooo:paragraph-rsid="0030e3ee"/>
    </style:style>
    <style:style style:name="P10" style:family="paragraph" style:parent-style-name="Table_20_Contents">
      <style:text-properties officeooo:paragraph-rsid="005c1ee9"/>
    </style:style>
    <style:style style:name="P11" style:family="paragraph" style:parent-style-name="Table_20_Contents">
      <style:text-properties officeooo:paragraph-rsid="00628eb1"/>
    </style:style>
    <style:style style:name="P12" style:family="paragraph" style:parent-style-name="Table_20_Contents">
      <style:text-properties officeooo:paragraph-rsid="006bb395"/>
    </style:style>
    <style:style style:name="P13" style:family="paragraph" style:parent-style-name="Table_20_Contents">
      <style:text-properties officeooo:paragraph-rsid="0068ef19"/>
    </style:style>
    <style:style style:name="P14" style:family="paragraph" style:parent-style-name="Table_20_Contents">
      <style:text-properties officeooo:paragraph-rsid="006ff72e"/>
    </style:style>
    <style:style style:name="P15" style:family="paragraph" style:parent-style-name="Table_20_Contents">
      <style:text-properties officeooo:paragraph-rsid="007ac9e6"/>
    </style:style>
    <style:style style:name="P16" style:family="paragraph" style:parent-style-name="Table_20_Contents">
      <style:text-properties officeooo:paragraph-rsid="0081eab0"/>
    </style:style>
    <style:style style:name="P17" style:family="paragraph" style:parent-style-name="Table_20_Contents">
      <style:text-properties officeooo:paragraph-rsid="00825727"/>
    </style:style>
    <style:style style:name="P18" style:family="paragraph" style:parent-style-name="Table_20_Contents">
      <style:text-properties officeooo:paragraph-rsid="00887268"/>
    </style:style>
    <style:style style:name="P19" style:family="paragraph" style:parent-style-name="Table_20_Contents">
      <style:text-properties officeooo:paragraph-rsid="00a5ae7b"/>
    </style:style>
    <style:style style:name="P20" style:family="paragraph" style:parent-style-name="Table_20_Contents">
      <style:text-properties officeooo:paragraph-rsid="00ae6b8c"/>
    </style:style>
    <style:style style:name="P21" style:family="paragraph" style:parent-style-name="Table_20_Contents">
      <style:text-properties officeooo:paragraph-rsid="00b44e3f"/>
    </style:style>
    <style:style style:name="P22" style:family="paragraph" style:parent-style-name="Table_20_Contents">
      <style:text-properties officeooo:paragraph-rsid="00b51c51"/>
    </style:style>
    <style:style style:name="P23" style:family="paragraph" style:parent-style-name="Table_20_Contents">
      <style:text-properties officeooo:paragraph-rsid="00b70c60"/>
    </style:style>
    <style:style style:name="P24" style:family="paragraph" style:parent-style-name="Table_20_Contents">
      <style:text-properties officeooo:paragraph-rsid="00bae5ad"/>
    </style:style>
    <style:style style:name="P25" style:family="paragraph" style:parent-style-name="Table_20_Contents">
      <style:text-properties officeooo:paragraph-rsid="0071e9a7"/>
    </style:style>
    <style:style style:name="P26" style:family="paragraph" style:parent-style-name="Table_20_Contents">
      <style:text-properties officeooo:paragraph-rsid="00bb3e3e"/>
    </style:style>
    <style:style style:name="P27" style:family="paragraph" style:parent-style-name="Table_20_Contents">
      <style:text-properties officeooo:paragraph-rsid="00c20b4d"/>
    </style:style>
    <style:style style:name="P28" style:family="paragraph" style:parent-style-name="Table_20_Contents">
      <style:text-properties officeooo:paragraph-rsid="007520d5"/>
    </style:style>
    <style:style style:name="P2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paragraph-rsid="005c1ee9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paragraph-rsid="0008234e" style:language-asian="zxx" style:country-asian="none" style:language-complex="zxx" style:country-complex="none"/>
    </style:style>
    <style:style style:name="P32" style:family="paragraph" style:parent-style-name="Standard">
      <style:text-properties style:font-name="Courier New" fo:font-size="10pt" fo:language="en" fo:country="US" officeooo:paragraph-rsid="00b70c60" style:font-size-asian="10pt" style:font-size-complex="10pt"/>
    </style:style>
    <style:style style:name="P33" style:family="paragraph" style:parent-style-name="Standard">
      <style:text-properties officeooo:paragraph-rsid="00b70c60"/>
    </style:style>
    <style:style style:name="P3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35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c97d10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cc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6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officeooo:rsid="006bb395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68ef19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628eb1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30e3ee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309b92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2e5776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421486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22873a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105a6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a72377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b70c60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bb3e3e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0" style:family="text">
      <style:text-properties style:font-name="Courier New" fo:font-size="10pt" fo:language="zxx" fo:country="none" fo:font-style="italic" officeooo:rsid="00759ae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1" style:family="text">
      <style:text-properties style:font-name="Courier New" fo:font-size="10pt" fo:language="zxx" fo:country="none" fo:font-style="italic" officeooo:rsid="0042148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2" style:family="text">
      <style:text-properties style:font-name="Courier New" fo:font-size="10pt" fo:language="zxx" fo:country="none" fo:font-style="italic" officeooo:rsid="00b0eec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3" style:family="text">
      <style:text-properties style:font-name="Courier New" fo:font-size="10pt" fo:language="zxx" fo:country="none" fo:font-style="italic" officeooo:rsid="00b262c5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4" style:family="text">
      <style:text-properties style:font-name="Courier New" fo:font-size="10pt" fo:language="zxx" fo:country="none" fo:font-style="italic" officeooo:rsid="002e5776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5" style:family="text">
      <style:text-properties style:font-name="Courier New" fo:font-size="10pt" fo:language="zxx" fo:country="none" fo:font-style="italic" officeooo:rsid="00b51c51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7" style:family="text">
      <style:text-properties style:font-name="Courier New" fo:font-size="10pt" fo:language="zxx" fo:country="none" fo:font-weight="bold" officeooo:rsid="006ff72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8" style:family="text">
      <style:text-properties style:font-name="Courier New" fo:font-size="10pt" fo:language="zxx" fo:country="none" fo:font-weight="bold" officeooo:rsid="0042148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29" style:family="text">
      <style:text-properties style:font-name="Courier New" fo:font-size="10pt" fo:language="zxx" fo:country="none" fo:font-weight="bold" officeooo:rsid="004e24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0" style:family="text">
      <style:text-properties style:font-name="Courier New" fo:font-size="10pt" fo:language="zxx" fo:country="none" fo:font-weight="bold" officeooo:rsid="00b70c6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1" style:family="text">
      <style:text-properties style:font-name="Courier New" fo:font-size="10pt" fo:language="zxx" fo:country="none" fo:font-weight="bold" officeooo:rsid="005c1ee9" style:font-size-asian="10pt" style:language-asian="zxx" style:country-asian="none" style:font-weight-asian="bold" style:font-size-complex="10pt" style:language-complex="zxx" style:country-complex="none"/>
    </style:style>
    <style:style style:name="T32" style:family="text">
      <style:text-properties style:font-name="Courier New" fo:font-size="10pt" fo:language="zxx" fo:country="none" fo:font-weight="bold" officeooo:rsid="0071e9a7" style:font-size-asian="10pt" style:language-asian="zxx" style:country-asian="none" style:font-weight-asian="bold" style:font-size-complex="10pt" style:language-complex="zxx" style:country-complex="none"/>
    </style:style>
    <style:style style:name="T33" style:family="text">
      <style:text-properties style:font-name="Courier New" fo:font-size="10pt" fo:language="zxx" fo:country="none" fo:font-weight="bold" officeooo:rsid="004e243b" fo:background-color="#cccccc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4" style:family="text">
      <style:text-properties style:font-name="Courier New" fo:font-size="10pt" fo:language="zxx" fo:country="none" fo:font-weight="bold" officeooo:rsid="00514693" fo:background-color="#cccccc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5" style:family="text">
      <style:text-properties style:font-name="Courier New" fo:font-size="10pt" fo:language="zxx" fo:country="none" fo:font-weight="bold" fo:background-color="#dddddd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6" style:family="text">
      <style:text-properties style:font-name="Courier New" fo:font-size="10pt" fo:language="zxx" fo:country="none" fo:font-weight="bold" officeooo:rsid="0024448f" fo:background-color="#dddddd" loext:char-shading-value="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7" style:family="text">
      <style:text-properties style:font-name="Courier New" fo:font-size="10pt" fo:language="zxx" fo:country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8" style:family="text">
      <style:text-properties style:font-name="Courier New" fo:font-size="10pt" fo:language="zxx" fo:country="none" fo:font-weight="normal" officeooo:rsid="0042148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39" style:family="text">
      <style:text-properties style:font-name="Courier New" fo:font-size="10pt" fo:language="zxx" fo:country="none" fo:font-weight="normal" officeooo:rsid="004e243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0" style:family="text">
      <style:text-properties style:font-name="Courier New" fo:font-size="10pt" fo:language="zxx" fo:country="none" fo:font-weight="normal" officeooo:rsid="0081eab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1" style:family="text">
      <style:text-properties style:font-name="Courier New" fo:font-size="10pt" fo:language="zxx" fo:country="none" fo:font-weight="normal" officeooo:rsid="0064a0c5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2" style:family="text">
      <style:text-properties style:font-name="Courier New" fo:font-size="10pt" fo:language="zxx" fo:country="none" fo:font-weight="normal" officeooo:rsid="0022873a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3" style:family="text">
      <style:text-properties style:font-name="Courier New" fo:font-size="10pt" fo:language="zxx" fo:country="none" fo:font-weight="normal" officeooo:rsid="005d514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4" style:family="text">
      <style:text-properties style:font-name="Courier New" fo:font-size="10pt" fo:language="zxx" fo:country="none" fo:font-weight="normal" officeooo:rsid="009edd9f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5" style:family="text">
      <style:text-properties style:font-name="Courier New" fo:font-size="10pt" fo:language="zxx" fo:country="none" fo:font-weight="normal" officeooo:rsid="00ae6b8c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6" style:family="text">
      <style:text-properties style:font-name="Courier New" fo:font-size="10pt" fo:language="zxx" fo:country="none" fo:font-weight="normal" officeooo:rsid="002e577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7" style:family="text">
      <style:text-properties style:font-name="Courier New" fo:font-size="10pt" fo:language="zxx" fo:country="none" fo:font-weight="normal" officeooo:rsid="00cb90e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8" style:family="text">
      <style:text-properties style:font-name="Courier New" fo:font-size="10pt" fo:language="zxx" fo:country="none" fo:font-weight="normal" officeooo:rsid="00105a68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49" style:family="text">
      <style:text-properties style:font-name="Courier New" fo:font-size="10pt" fo:language="zxx" fo:country="none" fo:font-weight="normal" officeooo:rsid="003de03c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0" style:family="text">
      <style:text-properties style:font-name="Courier New" fo:font-size="10pt" fo:language="zxx" fo:country="none" fo:font-weight="normal" officeooo:rsid="00bae5ad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1" style:family="text">
      <style:text-properties style:font-name="Courier New" fo:font-size="10pt" fo:language="zxx" fo:country="none" fo:font-weight="normal" officeooo:rsid="00421486" fo:background-color="transparent" loext:char-shading-value="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52" style:family="text">
      <style:text-properties style:font-name="Courier New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3" style:family="text">
      <style:text-properties style:font-name="Courier New" fo:language="zxx" fo:country="none" fo:font-weight="bold" officeooo:rsid="00b70c60" style:language-asian="zxx" style:country-asian="none" style:font-weight-asian="bold" style:language-complex="zxx" style:country-complex="none" style:font-weight-complex="bold"/>
    </style:style>
    <style:style style:name="T5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55" style:family="text">
      <style:text-properties style:font-name="Courier New" fo:language="zxx" fo:country="none" officeooo:rsid="004dba3e" style:language-asian="zxx" style:country-asian="none" style:language-complex="zxx" style:country-complex="none"/>
    </style:style>
    <style:style style:name="T56" style:family="text">
      <style:text-properties style:font-name="Courier New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57" style:family="text">
      <style:text-properties style:font-name="Courier New" fo:language="zxx" fo:country="none" fo:font-weight="normal" officeooo:rsid="00a0b3bc" style:language-asian="zxx" style:country-asian="none" style:font-weight-asian="normal" style:language-complex="zxx" style:country-complex="none" style:font-weight-complex="normal"/>
    </style:style>
    <style:style style:name="T58" style:family="text">
      <style:text-properties style:font-name="Courier New" fo:language="zxx" fo:country="none" fo:font-weight="normal" officeooo:rsid="00b70c60" style:language-asian="zxx" style:country-asian="none" style:font-weight-asian="normal" style:language-complex="zxx" style:country-complex="none" style:font-weight-complex="normal"/>
    </style:style>
    <style:style style:name="T59" style:family="text">
      <style:text-properties style:font-name="Courier New" fo:language="zxx" fo:country="none" fo:font-weight="normal" officeooo:rsid="002e5776" style:language-asian="zxx" style:country-asian="none" style:font-weight-asian="normal" style:language-complex="zxx" style:country-complex="none" style:font-weight-complex="normal"/>
    </style:style>
    <style:style style:name="T60" style:family="text">
      <style:text-properties style:font-name="Courier New" fo:language="zxx" fo:country="none" fo:font-weight="normal" officeooo:rsid="00cb90e4" style:language-asian="zxx" style:country-asian="none" style:font-weight-asian="normal" style:language-complex="zxx" style:country-complex="none" style:font-weight-complex="normal"/>
    </style:style>
    <style:style style:name="T61" style:family="text">
      <style:text-properties style:font-name="Courier New" officeooo:rsid="008a454b"/>
    </style:style>
    <style:style style:name="T62" style:family="text">
      <style:text-properties style:font-name="Courier New" officeooo:rsid="00a1f5e0"/>
    </style:style>
    <style:style style:name="T63" style:family="text">
      <style:text-properties style:font-name="Courier New" officeooo:rsid="008e74b4"/>
    </style:style>
    <style:style style:name="T64" style:family="text">
      <style:text-properties style:font-name="Courier New" officeooo:rsid="008b133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Default_20_Paragraph_20_Font"><text:span text:style-name="T1">Celestra cheatsheet – v2.</text:span></text:span><text:span text:style-name="Default_20_Paragraph_20_Font"><text:span text:style-name="T2">7</text:span></text:span><text:span text:style-name="Default_20_Paragraph_20_Font"><text:span text:style-name="T1">.</text:span></text:span><text:span text:style-name="Default_20_Paragraph_20_Font"><text:span text:style-name="T2">0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3">https://github.com/Serrin/Celestra/</text:span></text:span></text:a></text:p>
      <text:p text:style-name="P1"><text:span text:style-name="Default_20_Paragraph_20_Font"><text:span text:style-name="T4">The </text:span></text:span><text:span text:style-name="Default_20_Paragraph_20_Font"><text:span text:style-name="T5"><text:s/>celestra </text:span></text:span><text:span text:style-name="Default_20_Paragraph_20_Font"><text:span text:style-name="T4"><text:s/>and/or the </text:span></text:span><text:span text:style-name="Default_20_Paragraph_20_Font"><text:span text:style-name="T5"><text:s/>_ </text:span></text:span><text:span text:style-name="Default_20_Paragraph_20_Font"><text:span text:style-name="T4"><text:s/>objects contain these functions, except the polyfills. Example: </text:span></text:span><text:span text:style-name="Default_20_Paragraph_20_Font"><text:span text:style-name="T5"><text:s/>_.qsa("p"); </text:span>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4">Core API</text:p>
          </table:table-cell>
          <table:table-cell table:style-name="Táblázat1.A1" office:value-type="string">
            <text:p text:style-name="P4">DOM</text:p>
          </table:table-cell>
          <table:table-cell table:style-name="Táblázat1.C1" office:value-type="string">
            <text:p text:style-name="P6"><text:span text:style-name="Source_20_Text"><text:span text:style-name="T61">ES6</text:span></text:span><text:span text:style-name="Source_20_Text"><text:span text:style-name="T62">E</text:span></text:span><text:span text:style-name="Source_20_Text"><text:span text:style-name="T61"> (</text:span></text:span><text:span text:style-name="Source_20_Text"><text:span text:style-name="T63">with</text:span></text:span><text:span text:style-name="Source_20_Text"><text:span text:style-name="T64"> </text:span></text:span><text:span text:style-name="Source_20_Text"><text:span text:style-name="T61">celestra-es6.</text:span></text:span><text:span text:style-name="Source_20_Text"><text:span text:style-name="T64">min</text:span></text:span><text:span text:style-name="Source_20_Text"><text:span text:style-name="T61">.js)</text:span></text:span></text:p>
          </table:table-cell>
        </table:table-row>
        <table:table-row>
          <table:table-cell table:style-name="Táblázat1.A10" table:number-rows-spanned="9" office:value-type="string">
            <text:p text:style-name="P19"><text:span text:style-name="Source_20_Text"><text:span text:style-name="T6">qsa(&lt;selector&gt;[,context]).forEach(</text:span></text:span><text:span text:style-name="Source_20_Text"><text:span text:style-name="T16">&lt;fn&gt;</text:span></text:span><text:span text:style-name="Source_20_Text"><text:span text:style-name="T6">);</text:span></text:span></text:p>
            <text:p text:style-name="Table_20_Contents"><text:span text:style-name="Source_20_Text"><text:span text:style-name="T6">qs(&lt;selector&gt;[,context]).argument;</text:span></text:span></text:p>
            <text:p text:style-name="Table_20_Contents"><text:span text:style-name="Source_20_Text"><text:span text:style-name="T6">domReady(&lt;function&gt;);</text:span></text:span></text:p>
            <text:p text:style-name="Table_20_Contents"><text:span text:style-name="Source_20_Text"><text:span text:style-name="T6">inherit(&lt;subclass&gt;,&lt;superclass&gt;);</text:span></text:span></text:p>
            <text:p text:style-name="P21"><text:span text:style-name="Source_20_Text"><text:span text:style-name="T6">random(&lt;min&gt;,&lt;max&gt;</text:span></text:span><text:span text:style-name="Source_20_Text"><text:span text:style-name="T19"> </text:span></text:span><text:span text:style-name="Source_20_Text"><text:span text:style-name="T23">or</text:span></text:span><text:span text:style-name="Source_20_Text"><text:span text:style-name="T22"> </text:span></text:span><text:span text:style-name="Source_20_Text"><text:span text:style-name="T6">[max]);</text:span></text:span></text:p>
            <text:p text:style-name="Table_20_Contents"><text:span text:style-name="Source_20_Text"><text:span text:style-name="T6">randomString([length[,specChar]]);</text:span></text:span></text:p>
            <text:p text:style-name="P23"><text:span text:style-name="Source_20_Text"><text:span text:style-name="T6">b64Encode(&lt;string&gt;);</text:span></text:span></text:p>
            <text:p text:style-name="P23"><text:span text:style-name="Source_20_Text"><text:span text:style-name="T6">b64Decode(&lt;string&gt;);</text:span></text:span></text:p>
            <text:p text:style-name="Table_20_Contents"><text:span text:style-name="Source_20_Text"><text:span text:style-name="T6">javaHash(&lt;data&gt;[,hexa]);</text:span></text:span></text:p>
            <text:p text:style-name="Table_20_Contents"><text:span text:style-name="Source_20_Text"><text:span text:style-name="T7">import</text:span></text:span><text:span text:style-name="Source_20_Text"><text:span text:style-name="T6">Script(&lt;url&gt;[,success]);</text:span></text:span></text:p>
            <text:p text:style-name="Table_20_Contents"><text:span text:style-name="Source_20_Text"><text:span text:style-name="T7">import</text:span></text:span><text:span text:style-name="Source_20_Text"><text:span text:style-name="T6">Scripts(&lt;scripts&gt;);</text:span></text:span></text:p>
            <text:p text:style-name="P13"><text:span text:style-name="Source_20_Text"><text:span text:style-name="T7">import</text:span></text:span><text:span text:style-name="Source_20_Text"><text:span text:style-name="T6">Scripts(&lt;script</text:span></text:span><text:span text:style-name="Source_20_Text"><text:span text:style-name="T8">1</text:span></text:span><text:span text:style-name="Source_20_Text"><text:span text:style-name="T6">&gt;[,</text:span></text:span><text:span text:style-name="Source_20_Text"><text:span text:style-name="T8">script</text:span></text:span><text:span text:style-name="Source_20_Text"><text:span text:style-name="T6">N]);</text:span></text:span></text:p>
            <text:p text:style-name="P12"><text:span text:style-name="Source_20_Text"><text:span text:style-name="T7">import</text:span></text:span><text:span text:style-name="Source_20_Text"><text:span text:style-name="T6">Style(&lt;href&gt;[,success]);</text:span></text:span></text:p>
            <text:p text:style-name="P12"><text:span text:style-name="Source_20_Text"><text:span text:style-name="T7">import</text:span></text:span><text:span text:style-name="Source_20_Text"><text:span text:style-name="T6">Styles(&lt;styles&gt;);</text:span></text:span></text:p>
            <text:p text:style-name="P12"><text:span text:style-name="Source_20_Text"><text:span text:style-name="T7">import</text:span></text:span><text:span text:style-name="Source_20_Text"><text:span text:style-name="T6">Styles(&lt;style</text:span></text:span><text:span text:style-name="Source_20_Text"><text:span text:style-name="T8">1</text:span></text:span><text:span text:style-name="Source_20_Text"><text:span text:style-name="T6">&gt;[,</text:span></text:span><text:span text:style-name="Source_20_Text"><text:span text:style-name="T8">style</text:span></text:span><text:span text:style-name="Source_20_Text"><text:span text:style-name="T6">N]);</text:span></text:span></text:p>
            <text:p text:style-name="Table_20_Contents"><text:span text:style-name="Source_20_Text"><text:span text:style-name="T6">getUrlVar([name]);</text:span></text:span></text:p>
            <text:p text:style-name="Table_20_Contents"><text:span text:style-name="Source_20_Text"><text:span text:style-name="T6">getUrlVarFromString(&lt;querystr&gt;[,name]);</text:span></text:span></text:p>
            <text:p text:style-name="Table_20_Contents"><text:span text:style-name="Source_20_Text"><text:span text:style-name="T6">obj2string(&lt;object&gt;);</text:span></text:span></text:p>
            <text:p text:style-name="Table_20_Contents"><text:span text:style-name="Source_20_Text"><text:span text:style-name="T6">getType(&lt;variable&gt;[,type]);</text:span></text:span></text:p>
            <text:p text:style-name="Table_20_Contents"><text:span text:style-name="Source_20_Text"><text:span text:style-name="T6">extend([deep,]&lt;target&gt;,&lt;source1&gt;[,srcN]);</text:span></text:span></text:p>
            <text:p text:style-name="Table_20_Contents"><text:span text:style-name="Source_20_Text"><text:span text:style-name="T6">deepAssign(&lt;target&gt;,&lt;source1&gt;[,srcN]);</text:span></text:span></text:p>
            <text:p text:style-name="P26"><text:span text:style-name="Source_20_Text"><text:span text:style-name="T6">forIn(&lt;</text:span></text:span><text:span text:style-name="Source_20_Text"><text:span text:style-name="T17">obj</text:span></text:span><text:span text:style-name="Source_20_Text"><text:span text:style-name="T18">ect</text:span></text:span><text:span text:style-name="Source_20_Text"><text:span text:style-name="T6">&gt;,&lt;c</text:span></text:span><text:span text:style-name="Source_20_Text"><text:span text:style-name="T18">all</text:span></text:span><text:span text:style-name="Source_20_Text"><text:span text:style-name="T6">b</text:span></text:span><text:span text:style-name="Source_20_Text"><text:span text:style-name="T18">ack</text:span></text:span><text:span text:style-name="Source_20_Text"><text:span text:style-name="T6">&gt;);</text:span></text:span></text:p>
            <text:p text:style-name="P26"><text:span text:style-name="Source_20_Text"><text:span text:style-name="T6">mapIn(&lt;</text:span></text:span><text:span text:style-name="Source_20_Text"><text:span text:style-name="T17">obj</text:span></text:span><text:span text:style-name="Source_20_Text"><text:span text:style-name="T18">ect</text:span></text:span><text:span text:style-name="Source_20_Text"><text:span text:style-name="T6">&gt;,&lt;</text:span></text:span><text:span text:style-name="Source_20_Text"><text:span text:style-name="T17">c</text:span></text:span><text:span text:style-name="Source_20_Text"><text:span text:style-name="T18">all</text:span></text:span><text:span text:style-name="Source_20_Text"><text:span text:style-name="T17">b</text:span></text:span><text:span text:style-name="Source_20_Text"><text:span text:style-name="T18">ack</text:span></text:span><text:span text:style-name="Source_20_Text"><text:span text:style-name="T6">&gt;);</text:span></text:span></text:p>
            <text:p text:style-name="Table_20_Contents"><text:span text:style-name="Source_20_Text"><text:span text:style-name="T6">getFullscreen();</text:span></text:span></text:p>
            <text:p text:style-name="Table_20_Contents"><text:span text:style-name="Source_20_Text"><text:span text:style-name="T6">setFullscreenOn(&lt;selector&gt; </text:span></text:span><text:span text:style-name="Source_20_Text"><text:span text:style-name="T19">or</text:span></text:span><text:span text:style-name="Source_20_Text"><text:span text:style-name="T6"> &lt;element&gt;);</text:span></text:span></text:p>
            <text:p text:style-name="Table_20_Contents"><text:span text:style-name="Source_20_Text"><text:span text:style-name="T6">setFullscreenOff();</text:span></text:span></text:p>
            <text:p text:style-name="Table_20_Contents"><text:span text:style-name="Source_20_Text"><text:span text:style-name="T6">getLocation(&lt;success&gt;[,error]);</text:span></text:span></text:p>
            <text:p text:style-name="Table_20_Contents"><text:span text:style-name="Source_20_Text"><text:span text:style-name="T6">getDoNotTrack();</text:span></text:span></text:p>
            <text:p text:style-name="P27"><text:span text:style-name="Source_20_Text"><text:span text:style-name="T6">form2array(&lt;form&gt;);</text:span></text:span></text:p>
            <text:p text:style-name="P27"><text:span text:style-name="Source_20_Text"><text:span text:style-name="T6">form2string(&lt;form&gt;);</text:span></text:span></text:p>
            <text:p text:style-name="P11"><text:span text:style-name="Source_20_Text"><text:span text:style-name="T9">strR</text:span></text:span><text:span text:style-name="Source_20_Text"><text:span text:style-name="T6">emoveTags(&lt;string&gt;);</text:span></text:span></text:p>
            <text:p text:style-name="P11"><text:span text:style-name="Source_20_Text"><text:span text:style-name="T6">strReverse(&lt;string&gt;);</text:span></text:span></text:p>
            <text:p text:style-name="Table_20_Contents"><text:span text:style-name="Source_20_Text"><text:span text:style-name="T6">createFile(&lt;filename&gt;,&lt;content&gt;[,dType]);</text:span></text:span></text:p>
            <text:p text:style-name="P22"><text:span text:style-name="Source_20_Text"><text:span text:style-name="T6">toFunction(&lt;function&gt;);</text:span></text:span></text:p>
            <text:p text:style-name="P22"><text:span text:style-name="Source_20_Text"><text:span text:style-name="T6">bind(&lt;function&gt;,&lt;context&gt;);</text:span></text:span></text:p>
            <text:p text:style-name="P22"><text:span text:style-name="Source_20_Text"><text:span text:style-name="T6">hasOwn(&lt;object&gt;,&lt;property&gt;);</text:span></text:span></text:p>
            <text:p text:style-name="P22"><text:span text:style-name="Source_20_Text"><text:span text:style-name="T6">constant(&lt;value&gt;);,</text:span></text:span><text:span text:style-name="Source_20_Text"><text:span text:style-name="T19"> </text:span></text:span><text:span text:style-name="Source_20_Text"><text:span text:style-name="T6">identity(&lt;value&gt;);</text:span></text:span></text:p>
            <text:p text:style-name="P22"><text:span text:style-name="Source_20_Text"><text:span text:style-name="T6">noop();</text:span></text:span><text:span text:style-name="Source_20_Text"><text:span text:style-name="T19"> </text:span></text:span><text:span text:style-name="Source_20_Text"><text:span text:style-name="T25">and </text:span></text:span><text:span text:style-name="Source_20_Text"><text:span text:style-name="T12">T();</text:span></text:span><text:span text:style-name="Source_20_Text"><text:span text:style-name="T24"> </text:span></text:span><text:span text:style-name="Source_20_Text"><text:span text:style-name="T25">and </text:span></text:span><text:span text:style-name="Source_20_Text"><text:span text:style-name="T12">F();</text:span></text:span></text:p>
            <text:p text:style-name="Table_20_Contents"><text:span text:style-name="Source_20_Text"><text:span text:style-name="T6">noConflict();</text:span></text:span><text:span text:style-name="Source_20_Text"><text:span text:style-name="T19"> </text:span></text:span><text:span text:style-name="Source_20_Text"><text:span text:style-name="T25">and </text:span></text:span><text:span text:style-name="Source_20_Text"><text:span text:style-name="T6">version;</text:span></text:span></text:p>
          </table:table-cell>
          <table:table-cell table:style-name="Táblázat1.B3" table:number-rows-spanned="2" office:value-type="string">
            <text:p text:style-name="P8"><text:span text:style-name="Source_20_Text"><text:span text:style-name="T6">domCreate(&lt;type&gt;[,properties[,innerHTML]]);</text:span></text:span></text:p>
            <text:p text:style-name="Table_20_Contents"><text:span text:style-name="Source_20_Text"><text:span text:style-name="T6">domCreate(&lt;</text:span></text:span><text:bookmark text:name="result_box"/><text:span text:style-name="Source_20_Text"><text:span text:style-name="T6">element descriptive object&gt;);</text:span></text:span></text:p>
            <text:p text:style-name="P9"><text:span text:style-name="Source_20_Text"><text:span text:style-name="T6">dom</text:span></text:span><text:span text:style-name="Source_20_Text"><text:span text:style-name="T10">ToElement</text:span></text:span><text:span text:style-name="Source_20_Text"><text:span text:style-name="T6">(&lt;</text:span></text:span><text:bookmark text:name="result_box1"/><text:span text:style-name="Source_20_Text"><text:span text:style-name="T11">htmlString</text:span></text:span><text:span text:style-name="Source_20_Text"><text:span text:style-name="T6">&gt;);</text:span></text:span></text:p>
            <text:p text:style-name="Table_20_Contents"><text:span text:style-name="Source_20_Text"><text:span text:style-name="T6">domGetCSS(&lt;element&gt;,&lt;property&gt;);</text:span></text:span></text:p>
            <text:p text:style-name="Table_20_Contents"><text:span text:style-name="Source_20_Text"><text:span text:style-name="T6">domSetCSS(&lt;element&gt;,&lt;property&gt;,&lt;value&gt;);</text:span></text:span></text:p>
            <text:p text:style-name="Table_20_Contents"><text:span text:style-name="Source_20_Text"><text:span text:style-name="T6">domSetCSS(&lt;element&gt;,&lt;properties&gt;);</text:span></text:span></text:p>
            <text:p text:style-name="Table_20_Contents"><text:span text:style-name="Source_20_Text"><text:span text:style-name="T6">domFadeIn(&lt;element&gt;[,duration[,display]]);</text:span></text:span></text:p>
            <text:p text:style-name="Table_20_Contents"><text:span text:style-name="Source_20_Text"><text:span text:style-name="T6">domFadeOut(&lt;element&gt;[,duration]);</text:span></text:span></text:p>
            <text:p text:style-name="Table_20_Contents"><text:span text:style-name="Source_20_Text"><text:span text:style-name="T6">domFadeToggle(&lt;element&gt;[,duration[,display]]);</text:span></text:span></text:p>
            <text:p text:style-name="Table_20_Contents"><text:span text:style-name="Source_20_Text"><text:span text:style-name="T6">domShow(&lt;element&gt;[,display]);</text:span></text:span></text:p>
            <text:p text:style-name="Table_20_Contents"><text:span text:style-name="Source_20_Text"><text:span text:style-name="T6">domHide(&lt;element&gt;);</text:span></text:span></text:p>
            <text:p text:style-name="Table_20_Contents"><text:span text:style-name="Source_20_Text"><text:span text:style-name="T6">domToggle(&lt;element&gt;[,display]);</text:span></text:span></text:p>
            <text:p text:style-name="Table_20_Contents"><text:span text:style-name="Source_20_Text"><text:span text:style-name="T6">domOn(&lt;eventTarget&gt;,&lt;eventType&gt;,&lt;callback&gt;);</text:span></text:span></text:p>
            <text:p text:style-name="Table_20_Contents"><text:span text:style-name="Source_20_Text"><text:span text:style-name="T6">domOff(&lt;eventTarget&gt;,&lt;eventType&gt;,&lt;callback&gt;);</text:span></text:span></text:p>
            <text:p text:style-name="Table_20_Contents"><text:span text:style-name="Source_20_Text"><text:span text:style-name="T6">domTrigger(&lt;eventTarget&gt;,&lt;eventType&gt;);</text:span></text:span></text:p>
            <text:p text:style-name="Table_20_Contents"><text:span text:style-name="Source_20_Text"><text:span text:style-name="T6">domSiblings(&lt;element&gt;);</text:span></text:span></text:p>
          </table:table-cell>
          <table:table-cell table:style-name="Táblázat1.C3" office:value-type="string">
            <text:p text:style-name="P23"><text:span text:style-name="Source_20_Text"><text:span text:style-name="T30">Polyfills:</text:span></text:span></text:p>
            <text:p text:style-name="P23"><text:span text:style-name="Source_20_Text"><text:span text:style-name="T42">GeneratorFunction</text:span></text:span><text:span text:style-name="Source_20_Text"><text:span text:style-name="T44">();</text:span></text:span></text:p>
          </table:table-cell>
        </table:table-row>
        <table:table-row>
          <table:covered-table-cell/>
          <table:covered-table-cell/>
          <table:table-cell table:style-name="Táblázat1.C3" office:value-type="string">
            <text:p text:style-name="P32"><text:span text:style-name="Source_20_Text"><text:span text:style-name="T53">Functions:</text:span></text:span></text:p>
            <text:p text:style-name="P32"><text:span text:style-name="Source_20_Text"><text:span text:style-name="T56">forOf(&lt;collection&gt;,&lt;callback&gt;);</text:span></text:span></text:p>
            <text:p text:style-name="P32"><text:span text:style-name="Source_20_Text"><text:span text:style-name="T56">mapOf(&lt;collection&gt;,&lt;callback&gt;);</text:span></text:span></text:p>
            <text:p text:style-name="P32"><text:span text:style-name="Source_20_Text"><text:span text:style-name="T56">filterOf(&lt;collection&gt;,&lt;</text:span></text:span><text:span text:style-name="Source_20_Text"><text:span text:style-name="T57">callback</text:span></text:span><text:span text:style-name="Source_20_Text"><text:span text:style-name="T56">&gt;); sliceOf(&lt;</text:span></text:span><text:span text:style-name="Source_20_Text"><text:span text:style-name="T58">collec.</text:span></text:span><text:span text:style-name="Source_20_Text"><text:span text:style-name="T56">&gt;[,begin[,end]]);</text:span></text:span></text:p>
            <text:p text:style-name="P32"><text:span text:style-name="Source_20_Text"><text:span text:style-name="T56">takeOf(&lt;collection&gt;,&lt;n&gt;);</text:span></text:span></text:p>
            <text:p text:style-name="P32"><text:span text:style-name="Source_20_Text"><text:span text:style-name="T56">takeWhile(&lt;collection&gt;,&lt;</text:span></text:span><text:span text:style-name="Source_20_Text"><text:span text:style-name="T60">cb</text:span></text:span><text:span text:style-name="Source_20_Text"><text:span text:style-name="T56">&gt;);</text:span></text:span></text:p>
            <text:p text:style-name="P33"><text:span text:style-name="Source_20_Text"><text:span text:style-name="T37">dropOf(&lt;collection&gt;,&lt;n&gt;);</text:span></text:span></text:p>
            <text:p text:style-name="P33"><text:span text:style-name="Source_20_Text"><text:span text:style-name="T37">dropWhile(&lt;collection&gt;,&lt;</text:span></text:span><text:span text:style-name="Source_20_Text"><text:span text:style-name="T47">cb</text:span></text:span><text:span text:style-name="Source_20_Text"><text:span text:style-name="T37">&gt;);</text:span></text:span></text:p>
            <text:p text:style-name="P33"><text:span text:style-name="Source_20_Text"><text:span text:style-name="T46">iterRange([start[,step[,end]]]);</text:span></text:span></text:p>
            <text:p text:style-name="P33"><text:span text:style-name="Source_20_Text"><text:span text:style-name="T46">iterCycle(&lt;iter&gt;[,n]);</text:span></text:span></text:p>
            <text:p text:style-name="P33"><text:span text:style-name="Source_20_Text"><text:span text:style-name="T46">iterRepeat(&lt;value&gt;[,n]);</text:span></text:span></text:p>
            <text:p text:style-name="P32"><text:span text:style-name="Source_20_Text"><text:span text:style-name="T59">isGenerator(&lt;value&gt;);</text:span></text:span></text:p>
          </table:table-cell>
        </table:table-row>
        <table:table-row>
          <table:covered-table-cell/>
          <table:table-cell table:style-name="Táblázat1.B4" table:number-columns-spanned="2" office:value-type="string">
            <text:p text:style-name="P4">AJAX and CORS</text:p>
          </table:table-cell>
          <table:covered-table-cell/>
        </table:table-row>
        <table:table-row>
          <table:covered-table-cell/>
          <table:table-cell table:style-name="Táblázat1.B5" table:number-columns-spanned="2" office:value-type="string">
            <text:p text:style-name="Table_20_Contents"><text:span text:style-name="Source_20_Text"><text:span text:style-name="T6">getAjax(&lt;url&gt;,&lt;format&gt;,&lt;success&gt;[,error[,user,&lt;password&gt;]]);</text:span></text:span></text:p>
            <text:p text:style-name="Table_20_Contents"><text:span text:style-name="Source_20_Text"><text:span text:style-name="T6">postAjax(&lt;url&gt;,&lt;data&gt;,&lt;format&gt;,&lt;success&gt;[,error[,user,&lt;password&gt;]]);</text:span></text:span></text:p>
            <text:p text:style-name="Table_20_Contents"><text:span text:style-name="Source_20_Text"><text:span text:style-name="T6">getCors(&lt;url&gt;,&lt;format&gt;,&lt;success&gt;[,error[,user,&lt;password&gt;]]);</text:span></text:span></text:p>
            <text:p text:style-name="Table_20_Contents"><text:span text:style-name="Source_20_Text"><text:span text:style-name="T6">postCors(&lt;url&gt;,&lt;data&gt;,&lt;format&gt;,&lt;success&gt;[,error[,user,&lt;password&gt;]]);</text:span></text:span></text:p>
            <text:p text:style-name="P14"><text:span text:style-name="Source_20_Text"><text:span text:style-name="T27">Ajax shorthands: </text:span></text:span><text:span text:style-name="Source_20_Text"><text:span text:style-name="T6">getJson(&lt;url&gt;,&lt;success&gt;);, getText(&lt;url&gt;,&lt;success&gt;);</text:span></text:span></text:p>
          </table:table-cell>
          <table:covered-table-cell/>
        </table:table-row>
        <table:table-row table:style-name="Táblázat1.6">
          <table:covered-table-cell/>
          <table:table-cell table:style-name="Táblázat1.B4" table:number-columns-spanned="2" office:value-type="string">
            <text:p text:style-name="P4">Cookie</text:p>
          </table:table-cell>
          <table:covered-table-cell/>
        </table:table-row>
        <table:table-row>
          <table:covered-table-cell/>
          <table:table-cell table:style-name="Táblázat1.B7" table:number-columns-spanned="2" office:value-type="string">
            <text:p text:style-name="Table_20_Contents"><text:span text:style-name="Source_20_Text"><text:span text:style-name="T6">setCookie(&lt;name&gt;,&lt;value&gt;[,hours[,path[,domain[,secure[,HttpOnly]]]]]);</text:span></text:span></text:p>
            <text:p text:style-name="Table_20_Contents"><text:span text:style-name="Source_20_Text"><text:span text:style-name="T6">getCookie([name]);</text:span></text:span><text:span text:style-name="Source_20_Text"><text:span text:style-name="T19"> </text:span></text:span><text:span text:style-name="Source_20_Text"><text:span text:style-name="T20">and </text:span></text:span><text:span text:style-name="Source_20_Text"><text:span text:style-name="T6">hasCookie(&lt;name&gt;);</text:span></text:span></text:p>
            <text:p text:style-name="Table_20_Contents"><text:span text:style-name="Source_20_Text"><text:span text:style-name="T6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1.B4" table:number-columns-spanned="2" office:value-type="string">
            <text:p text:style-name="P7">Type Checking</text:p>
          </table:table-cell>
          <table:covered-table-cell/>
        </table:table-row>
        <table:table-row>
          <table:covered-table-cell/>
          <table:table-cell table:style-name="Táblázat1.B9" table:number-columns-spanned="2" office:value-type="string">
            <text:p text:style-name="P28"><text:span text:style-name="Source_20_Text"><text:span text:style-name="T28">ES5:</text:span></text:span><text:span text:style-name="Source_20_Text"><text:span text:style-name="T38"> isEqual</text:span></text:span><text:span text:style-name="Source_20_Text"><text:span text:style-name="T39">(&lt;value1&gt;,&lt;value2&gt;);</text:span></text:span><text:span text:style-name="Source_20_Text"><text:span text:style-name="T29"> </text:span></text:span><text:span text:style-name="Source_20_Text"><text:span text:style-name="T33"><text:s/></text:span></text:span><text:span text:style-name="Source_20_Text"><text:span text:style-name="T34">only ES5 types </text:span></text:span><text:span text:style-name="Source_20_Text"><text:span text:style-name="T39">, </text:span></text:span><text:span text:style-name="Source_20_Text"><text:span text:style-name="T6">isString(&lt;value&gt;);, isChar(&lt;value&gt;);, isNumber(&lt;value&gt;);, isInteger(&lt;value&gt;);, isFloat(&lt;value&gt;);, isNumeric(&lt;value&gt;);, isBoolean(&lt;value&gt;);, isElement(&lt;value&gt;);, isDate(&lt;value&gt;);, <text:s/>isObject(&lt;value&gt;);, isEmptyObject(&lt;value&gt;);, isFunction(&lt;value&gt;);, isArray(&lt;value&gt;);, isEmptyArray(&lt;value&gt;);, isArraylike(&lt;value&gt;);, isNull(&lt;value&gt;);, isUndefined(&lt;value&gt;);, isNullOrUndefined(&lt;value&gt;);, <text:s/>isNil(&lt;value&gt;);, isPrimitive(&lt;value&gt;);,</text:span></text:span><text:span text:style-name="Source_20_Text"><text:span text:style-name="T19"> </text:span></text:span><text:span text:style-name="Source_20_Text"><text:span text:style-name="T6">isRegexp(&lt;value&gt;);</text:span></text:span></text:p>
          </table:table-cell>
          <table:covered-table-cell/>
        </table:table-row>
        <table:table-row>
          <table:covered-table-cell/>
          <table:table-cell table:style-name="Táblázat1.B10" table:number-columns-spanned="2" office:value-type="string">
            <text:p text:style-name="P15"><text:span text:style-name="Source_20_Text"><text:span text:style-name="T28">ES6: </text:span></text:span><text:span text:style-name="Source_20_Text"><text:span text:style-name="T13">isSymbol(&lt;value&gt;);, isMap(&lt;value&gt;);,</text:span></text:span><text:span text:style-name="Source_20_Text"><text:span text:style-name="T21"> </text:span></text:span><text:span text:style-name="Source_20_Text"><text:span text:style-name="T13">isSet(&lt;value&gt;);, isWeakMap</text:span></text:span><text:span text:style-name="Source_20_Text"><text:span text:style-name="T14">(&lt;value&gt;);, isWeakSet(&lt;value&gt;);, isIterator(&lt;value&gt;);, isIterable(&lt;value&gt;);</text:span></text:span></text:p>
          </table:table-cell>
          <table:covered-table-cell/>
        </table:table-row>
      </table:table>
      <text:p text:style-name="P34"/>
      <text:p text:style-name="P29"><text:soft-page-break/></text:p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"><text:span text:style-name="Source_20_Text"><text:span text:style-name="T31">Collection</text:span></text:span><text:span text:style-name="Source_20_Text"><text:span text:style-name="T32">s</text:span></text:span></text:p>
          </table:table-cell>
        </table:table-row>
        <table:table-row>
          <table:table-cell table:style-name="Táblázat4.A2" office:value-type="string">
            <text:p text:style-name="P20"><text:span text:style-name="Source_20_Text"><text:span text:style-name="T28">ES5: </text:span></text:span><text:span text:style-name="Source_20_Text"><text:span text:style-name="T38">forEach(&lt;collection&gt;,&lt;callback&gt;);, map(&lt;collection&gt;,&lt;callback&gt;);, </text:span></text:span></text:p>
            <text:p text:style-name="P24"><text:span text:style-name="Source_20_Text"><text:span text:style-name="T45">a</text:span></text:span><text:span text:style-name="Source_20_Text"><text:span text:style-name="T38">rrayUnion(&lt;collection1&gt;[,collectionN]);, arrayIntersection(&lt;collection1&gt;,&lt;collection2&gt;);, arrayDifference(&lt;collection1&gt;,&lt;collection2&gt;);, arraySymmetricDifference(&lt;collection1&gt;,&lt;collection2&gt;);, </text:span></text:span></text:p>
            <text:p text:style-name="P24"><text:span text:style-name="Source_20_Text"><text:span text:style-name="T38">arrayKeys(&lt;collection&gt;);, arrayValues(&lt;collection&gt;);, arrayEntries(&lt;collection&gt;);, </text:span></text:span></text:p>
            <text:p text:style-name="P25"><text:span text:style-name="Source_20_Text"><text:span text:style-name="T6">uniqueArray</text:span></text:span><text:span text:style-name="Source_20_Text"><text:span text:style-name="T15">(&lt;value&gt;);, </text:span></text:span><text:span text:style-name="Source_20_Text"><text:span text:style-name="T48">uniquePush(&lt;array&gt;,&lt;value&gt;);, arrayClear(&lt;array&gt;);, arrayRemove(&lt;array&gt;,&lt;val&gt;</text:span></text:span><text:span text:style-name="Source_20_Text"><text:span text:style-name="T49">[,all]</text:span></text:span><text:span text:style-name="Source_20_Text"><text:span text:style-name="T48">);, </text:span></text:span></text:p>
            <text:p text:style-name="P24"><text:span text:style-name="Source_20_Text"><text:span text:style-name="T50">arrayM</text:span></text:span><text:span text:style-name="Source_20_Text"><text:span text:style-name="T51">erge([deep,]&lt;target&gt;,&lt;source1&gt;[,srcN]);, </text:span></text:span></text:p>
            <text:p text:style-name="P16"><text:span text:style-name="Source_20_Text"><text:span text:style-name="T40">item(</text:span></text:span><text:span text:style-name="Source_20_Text"><text:span text:style-name="T38">&lt;collection&gt;,</text:span></text:span><text:span text:style-name="Source_20_Text"><text:span text:style-name="T40">&lt;index&gt;</text:span></text:span><text:span text:style-name="Source_20_Text"><text:span text:style-name="T38">);, range(&lt;start&gt;,&lt;end&gt;</text:span></text:span><text:span text:style-name="Source_20_Text"><text:span text:style-name="T41">[,step]</text:span></text:span><text:span text:style-name="Source_20_Text"><text:span text:style-name="T38">);, toPairs(&lt;collection1&gt;,&lt;collection2&gt;);, </text:span></text:span></text:p>
            <text:p text:style-name="P17"><text:span text:style-name="Source_20_Text"><text:span text:style-name="T38">min(&lt;collection&gt;);, minIndex(&lt;collection&gt;);, max(&lt;collection&gt;);, maxIndex(&lt;collection&gt;);</text:span></text:span></text:p>
          </table:table-cell>
        </table:table-row>
        <table:table-row>
          <table:table-cell table:style-name="Táblázat4.A3" office:value-type="string">
            <text:p text:style-name="P10"><text:span text:style-name="Source_20_Text"><text:span text:style-name="T28">ES6:</text:span></text:span><text:span text:style-name="Source_20_Text"><text:span text:style-name="T38"> </text:span></text:span><text:span text:style-name="Source_20_Text"><text:span text:style-name="T42">setUnion(&lt;collection1&gt;[,collectionN]);, setIntersection(&lt;</text:span></text:span><text:span text:style-name="Source_20_Text"><text:span text:style-name="T43">set1</text:span></text:span><text:span text:style-name="Source_20_Text"><text:span text:style-name="T42">&gt;,&lt;</text:span></text:span><text:span text:style-name="Source_20_Text"><text:span text:style-name="T43">set2</text:span></text:span><text:span text:style-name="Source_20_Text"><text:span text:style-name="T42">&gt;);, setDifference(&lt;</text:span></text:span><text:span text:style-name="Source_20_Text"><text:span text:style-name="T43">set1</text:span></text:span><text:span text:style-name="Source_20_Text"><text:span text:style-name="T42">&gt;,&lt;</text:span></text:span><text:span text:style-name="Source_20_Text"><text:span text:style-name="T43">set2</text:span></text:span><text:span text:style-name="Source_20_Text"><text:span text:style-name="T42">&gt;);, setSymmetricDifference(&lt;</text:span></text:span><text:span text:style-name="Source_20_Text"><text:span text:style-name="T43">set1</text:span></text:span><text:span text:style-name="Source_20_Text"><text:span text:style-name="T42">&gt;,&lt;</text:span></text:span><text:span text:style-name="Source_20_Text"><text:span text:style-name="T43">set2</text:span></text:span><text:span text:style-name="Source_20_Text"><text:span text:style-name="T42">&gt;);</text:span></text:span></text:p>
          </table:table-cell>
        </table:table-row>
      </table:table>
      <text:p text:style-name="P30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5">Polyfills</text:p>
          </table:table-cell>
        </table:table-row>
        <table:table-row>
          <table:table-cell table:style-name="Táblázat3.A6" office:value-type="string">
            <text:p text:style-name="P18"><text:span text:style-name="Source_20_Text"><text:span text:style-name="T26">Array:</text:span></text:span><text:span text:style-name="Source_20_Text"><text:span text:style-name="T37"> Array.prototype.values(); </text:span></text:span><text:span text:style-name="Source_20_Text"><text:span text:style-name="T35"><text:s/></text:span></text:span><text:span text:style-name="Source_20_Text"><text:span text:style-name="T36">ES6 </text:span></text:span><text:span text:style-name="Source_20_Text"><text:span text:style-name="T37">, </text:span></text:span><text:span text:style-name="Source_20_Text"><text:span text:style-name="T6">Array.from();, Array.of();, Array.prototype.fill();, Array.prototype.find();, Array.prototype.findIndex();, Array.prototype.includes();, Array.prototype.flat();, Array.prototype.flatMap();, Array.prototype.copyWithin();</text:span></text:span></text:p>
          </table:table-cell>
        </table:table-row>
        <table:table-row>
          <table:table-cell table:style-name="Táblázat3.A6" office:value-type="string">
            <text:p text:style-name="P3"><text:span text:style-name="Source_20_Text"><text:span text:style-name="T52">String: </text:span></text:span><text:span text:style-name="Source_20_Text"><text:span text:style-name="T54">String.prototype.includes();, String.prototype.trimStart()/trimLeft();, String.prototype.trimEnd()/trimRight();, String.prototype.startsWith();, String.prototype.endsWith();, String.prototype.padStart();, String.prototype.padEnd();, String.prototype.repeat();, String.fromCodePoint();, String.prototype.codePointAt();</text:span></text:span></text:p>
          </table:table-cell>
        </table:table-row>
        <table:table-row>
          <table:table-cell table:style-name="Táblázat3.A6" office:value-type="string">
            <text:p text:style-name="P3"><text:span text:style-name="Source_20_Text"><text:span text:style-name="T52">Object: </text:span></text:span><text:span text:style-name="Source_20_Text"><text:span text:style-name="T54">Object.create();, Object.assign();, Object.fromEntries();, Object.entries();, Object.values();, Object.is();, Object.getOwnPropertyDescriptors();</text:span></text:span></text:p>
          </table:table-cell>
        </table:table-row>
        <table:table-row>
          <table:table-cell table:style-name="Táblázat3.A6" office:value-type="string">
            <text:p text:style-name="P3"><text:span text:style-name="Source_20_Text"><text:span text:style-name="T52">DOM:</text:span></text:span><text:span text:style-name="Source_20_Text"><text:span text:style-name="T54"> </text:span></text:span><text:span text:style-name="Source_20_Text"><text:span text:style-name="T55">globalThis;, </text:span></text:span><text:span text:style-name="Source_20_Text"><text:span text:style-name="T54">window.screenLeft;, window.screenTop;</text:span></text:span><text:span text:style-name="Source_20_Text"><text:span text:style-name="T52">, </text:span></text:span><text:span text:style-name="Source_20_Text"><text:span text:style-name="T54">NodeList.prototype.forEach();, ChildNode.after();, ChildNode.before();, ChildNode.remove();, ChildNode.replaceWith();, ParentNode.append();, ParentNode.prepend();, Element.prototype.matches();, Element.prototype.closest();, Element.prototype.toggleAttribute();, Element.prototype.getAttributeNames();</text:span></text:span></text:p>
          </table:table-cell>
        </table:table-row>
        <table:table-row>
          <table:table-cell table:style-name="Táblázat3.A6" office:value-type="string">
            <text:p text:style-name="P3"><text:span text:style-name="Source_20_Text"><text:span text:style-name="T52">Number: </text:span></text:span><text:span text:style-name="Source_20_Text"><text:span text:style-name="T54">Number.MIN_SAFE_INTEGER;, Number.MAX_SAFE_INTEGER;, Number.EPSILON;, Number.isInteger();, Number.isSafeInteger();, Number.isFinite();, Number.isNaN();, isNaN();, Number.parseInt();, Number.parseFloat();</text:span></text:span></text:p>
          </table:table-cell>
        </table:table-row>
        <table:table-row>
          <table:table-cell table:style-name="Táblázat3.A7" office:value-type="string">
            <text:p text:style-name="P3"><text:span text:style-name="Source_20_Text"><text:span text:style-name="T52">Math: </text:span></text:span><text:span text:style-name="Source_20_Text"><text:span text:style-name="T54">Math.acosh();, Math.asinh();, Math.atanh();, Math.cbrt();, Math.clz32();, Math.cosh();, Math.expm1();, Math.fround();, Math.hypot();, Math.imul();, Math.log1p();, Math.log10();, Math.log2();, Math.sign();, Math.sinh();, Math.tanh();, Math.trunc();</text:span>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1.2$Windows_X86_64 LibreOffice_project/7bcb35dc3024a62dea0caee87020152d1ee96e71</meta:generator>
    <meta:creation-date>2018-01-01T17:18:00Z</meta:creation-date>
    <dc:date>2019-04-18T19:47:19.734000000</dc:date>
    <meta:print-date>2018-12-04T09:20:00Z</meta:print-date>
    <meta:editing-cycles>286</meta:editing-cycles>
    <meta:editing-duration>PT15H22M46S</meta:editing-duration>
    <meta:document-statistic meta:table-count="3" meta:image-count="0" meta:object-count="0" meta:page-count="2" meta:paragraph-count="103" meta:word-count="266" meta:character-count="5817" meta:non-whitespace-character-count="5636"/>
    <meta:template xlink:type="simple" xlink:actuate="onRequest" xlink:title="" xlink:href="Normal.dotm"/>
  </office:meta>
</office:document-meta>
</file>